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2.501cm" fo:margin-left="1.191cm" table:align="left"/>
    </style:style>
    <style:style style:name="Table1.A" style:family="table-column">
      <style:table-column-properties style:column-width="2.499cm"/>
    </style:style>
    <style:style style:name="Table1.E" style:family="table-column">
      <style:table-column-properties style:column-width="2.503c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fo:font-style="normal" officeooo:rsid="000679ed" officeooo:paragraph-rsid="000679ed" style:font-style-asian="normal" style:font-style-complex="normal"/>
    </style:style>
    <style:style style:name="P3" style:family="paragraph" style:parent-style-name="Standard">
      <style:text-properties fo:font-style="normal" officeooo:rsid="000679ed" officeooo:paragraph-rsid="0006aa46" style:font-style-asian="normal" style:font-style-complex="normal"/>
    </style:style>
    <style:style style:name="P4" style:family="paragraph" style:parent-style-name="Standard">
      <style:text-properties fo:font-style="normal" officeooo:rsid="000679ed" officeooo:paragraph-rsid="0010c3b0" style:font-style-asian="normal" style:font-style-complex="normal"/>
    </style:style>
    <style:style style:name="P5" style:family="paragraph" style:parent-style-name="Standard">
      <style:text-properties fo:font-style="normal" officeooo:rsid="000679ed" officeooo:paragraph-rsid="0027c81f" style:font-style-asian="normal" style:font-style-complex="normal"/>
    </style:style>
    <style:style style:name="P6" style:family="paragraph" style:parent-style-name="Standard">
      <style:text-properties fo:font-style="normal" officeooo:rsid="000679ed" officeooo:paragraph-rsid="0027fae2" style:font-style-asian="normal" style:font-style-complex="normal"/>
    </style:style>
    <style:style style:name="P7" style:family="paragraph" style:parent-style-name="Standard">
      <style:text-properties fo:font-style="normal" officeooo:rsid="000679ed" officeooo:paragraph-rsid="0028ac86" style:font-style-asian="normal" style:font-style-complex="normal"/>
    </style:style>
    <style:style style:name="P8" style:family="paragraph" style:parent-style-name="Standard">
      <style:text-properties fo:font-style="normal" officeooo:rsid="000679ed" officeooo:paragraph-rsid="002a0cf2" style:font-style-asian="normal" style:font-style-complex="normal"/>
    </style:style>
    <style:style style:name="P9" style:family="paragraph" style:parent-style-name="Standard">
      <style:text-properties fo:font-style="normal" officeooo:rsid="000679ed" officeooo:paragraph-rsid="00082eb5" style:font-style-asian="normal" style:font-style-complex="normal"/>
    </style:style>
    <style:style style:name="P10" style:family="paragraph" style:parent-style-name="Standard">
      <style:text-properties fo:font-style="normal" officeooo:rsid="000679ed" officeooo:paragraph-rsid="002b51fa" style:font-style-asian="normal" style:font-style-complex="normal"/>
    </style:style>
    <style:style style:name="P11" style:family="paragraph" style:parent-style-name="Standard">
      <style:text-properties fo:font-style="normal" officeooo:rsid="0006aa46" officeooo:paragraph-rsid="0006aa46" style:font-style-asian="normal" style:font-style-complex="normal"/>
    </style:style>
    <style:style style:name="P12" style:family="paragraph" style:parent-style-name="AtSkrive">
      <style:text-properties fo:font-style="normal" officeooo:rsid="0006aa46" officeooo:paragraph-rsid="0006aa46" style:font-style-asian="normal" style:font-style-complex="normal"/>
    </style:style>
    <style:style style:name="P13" style:family="paragraph" style:parent-style-name="Standard">
      <style:text-properties fo:font-style="normal" officeooo:rsid="0006aa46" officeooo:paragraph-rsid="0009f367" style:font-style-asian="normal" style:font-style-complex="normal"/>
    </style:style>
    <style:style style:name="P14" style:family="paragraph" style:parent-style-name="Standard">
      <style:text-properties fo:font-style="normal" officeooo:rsid="0006aa46" officeooo:paragraph-rsid="000f578b" style:font-style-asian="normal" style:font-style-complex="normal"/>
    </style:style>
    <style:style style:name="P15" style:family="paragraph" style:parent-style-name="Standard">
      <style:text-properties fo:font-style="normal" officeooo:rsid="0006aa46" officeooo:paragraph-rsid="0010c3b0" style:font-style-asian="normal" style:font-style-complex="normal"/>
    </style:style>
    <style:style style:name="P16" style:family="paragraph" style:parent-style-name="AtSkrive">
      <style:text-properties fo:font-style="normal" officeooo:rsid="0006aa46" officeooo:paragraph-rsid="002a0cf2" style:font-style-asian="normal" style:font-style-complex="normal"/>
    </style:style>
    <style:style style:name="P17" style:family="paragraph" style:parent-style-name="Standard">
      <style:text-properties fo:font-style="normal" officeooo:rsid="0006aa46" officeooo:paragraph-rsid="002a0cf2" style:font-style-asian="normal" style:font-style-complex="normal"/>
    </style:style>
    <style:style style:name="P18" style:family="paragraph" style:parent-style-name="AtSkrive">
      <style:text-properties fo:font-style="normal" officeooo:rsid="0009f367" officeooo:paragraph-rsid="0009f367" style:font-style-asian="normal" style:font-style-complex="normal"/>
    </style:style>
    <style:style style:name="P19" style:family="paragraph" style:parent-style-name="Standard">
      <style:text-properties fo:font-style="normal" officeooo:rsid="0009f367" officeooo:paragraph-rsid="002a0cf2" style:font-style-asian="normal" style:font-style-complex="normal"/>
    </style:style>
    <style:style style:name="P20" style:family="paragraph" style:parent-style-name="AtSkrive">
      <style:text-properties fo:font-style="normal" officeooo:rsid="0010c3b0" officeooo:paragraph-rsid="0010c3b0" style:font-style-asian="normal" style:font-style-complex="normal"/>
    </style:style>
    <style:style style:name="P21" style:family="paragraph" style:parent-style-name="AtSkrive">
      <style:text-properties fo:font-style="normal" officeooo:rsid="0028ac86" officeooo:paragraph-rsid="0028ac86" style:font-style-asian="normal" style:font-style-complex="normal"/>
    </style:style>
    <style:style style:name="P22" style:family="paragraph" style:parent-style-name="Standard">
      <style:text-properties fo:font-style="normal" officeooo:rsid="0028ac86" officeooo:paragraph-rsid="0028ac86" style:font-style-asian="normal" style:font-style-complex="normal"/>
    </style:style>
    <style:style style:name="P23" style:family="paragraph" style:parent-style-name="AtVise">
      <style:text-properties fo:font-style="normal" officeooo:rsid="002a0cf2" officeooo:paragraph-rsid="002a0cf2" style:font-style-asian="normal" style:font-style-complex="normal"/>
    </style:style>
    <style:style style:name="P24" style:family="paragraph" style:parent-style-name="Standard">
      <style:text-properties fo:font-style="normal" officeooo:rsid="002a0cf2" officeooo:paragraph-rsid="002a0cf2" style:font-style-asian="normal" style:font-style-complex="normal"/>
    </style:style>
    <style:style style:name="P25" style:family="paragraph" style:parent-style-name="Standard">
      <style:text-properties fo:font-style="normal" officeooo:rsid="0027c81f" officeooo:paragraph-rsid="0027c81f" style:font-style-asian="normal" style:font-style-complex="normal"/>
    </style:style>
    <style:style style:name="P26" style:family="paragraph" style:parent-style-name="Standard">
      <style:text-properties fo:font-style="normal" officeooo:rsid="0027c81f" officeooo:paragraph-rsid="0028ac86" style:font-style-asian="normal" style:font-style-complex="normal"/>
    </style:style>
    <style:style style:name="P27" style:family="paragraph" style:parent-style-name="Standard">
      <style:text-properties fo:font-style="normal" officeooo:rsid="0027c81f" officeooo:paragraph-rsid="002a0cf2" style:font-style-asian="normal" style:font-style-complex="normal"/>
    </style:style>
    <style:style style:name="P28" style:family="paragraph" style:parent-style-name="Standard">
      <style:text-properties fo:font-style="normal" officeooo:rsid="0027c81f" officeooo:paragraph-rsid="002b51fa" style:font-style-asian="normal" style:font-style-complex="normal"/>
    </style:style>
    <style:style style:name="P29" style:family="paragraph" style:parent-style-name="Standard">
      <style:text-properties fo:font-style="normal" officeooo:rsid="0027c81f" officeooo:paragraph-rsid="002dea88" style:font-style-asian="normal" style:font-style-complex="normal"/>
    </style:style>
    <style:style style:name="P30" style:family="paragraph" style:parent-style-name="Standard">
      <style:text-properties fo:font-style="normal" officeooo:rsid="0027fae2" officeooo:paragraph-rsid="0027fae2" style:font-style-asian="normal" style:font-style-complex="normal"/>
    </style:style>
    <style:style style:name="P31" style:family="paragraph" style:parent-style-name="Standard">
      <style:text-properties fo:font-style="normal" officeooo:rsid="0012b910" officeooo:paragraph-rsid="0012b910" style:font-style-asian="normal" style:font-style-complex="normal"/>
    </style:style>
    <style:style style:name="P32" style:family="paragraph" style:parent-style-name="Standard">
      <style:text-properties fo:font-style="normal" officeooo:rsid="0021e7ee" officeooo:paragraph-rsid="0021e7ee" style:font-style-asian="normal" style:font-style-complex="normal"/>
    </style:style>
    <style:style style:name="P33" style:family="paragraph" style:parent-style-name="Text_20_body">
      <style:text-properties officeooo:rsid="0009f367" officeooo:paragraph-rsid="0009f367"/>
    </style:style>
    <style:style style:name="P34" style:family="paragraph" style:parent-style-name="AtVise">
      <style:text-properties fo:font-size="14pt" fo:font-weight="bold" style:font-size-asian="14pt" style:font-weight-asian="bold" style:font-size-complex="14pt" style:font-weight-complex="bold"/>
    </style:style>
    <style:style style:name="P35" style:family="paragraph" style:parent-style-name="AtVise">
      <style:text-properties officeooo:paragraph-rsid="0010c3b0"/>
    </style:style>
    <style:style style:name="P36" style:family="paragraph" style:parent-style-name="Standard">
      <style:text-properties officeooo:rsid="001b6015" officeooo:paragraph-rsid="001b6015"/>
    </style:style>
    <style:style style:name="P37" style:family="paragraph" style:parent-style-name="Standard">
      <style:text-properties officeooo:rsid="0004b63a" officeooo:paragraph-rsid="0004b63a"/>
    </style:style>
    <style:style style:name="P38" style:family="paragraph" style:parent-style-name="Standard">
      <style:text-properties officeooo:rsid="0021e7ee" officeooo:paragraph-rsid="0021e7ee"/>
    </style:style>
    <style:style style:name="P39" style:family="paragraph" style:parent-style-name="Standard">
      <style:text-properties officeooo:rsid="0024f48e" officeooo:paragraph-rsid="0024f48e"/>
    </style:style>
    <style:style style:name="P40" style:family="paragraph" style:parent-style-name="GammelAtSkrive">
      <style:text-properties officeooo:rsid="0028ac86" officeooo:paragraph-rsid="0028ac86"/>
    </style:style>
    <style:style style:name="P41" style:family="paragraph" style:parent-style-name="GammelAtSkrive">
      <style:text-properties officeooo:rsid="0028ac86" officeooo:paragraph-rsid="002a0cf2"/>
    </style:style>
    <style:style style:name="P42" style:family="paragraph" style:parent-style-name="GammelAtSkrive">
      <style:text-properties officeooo:paragraph-rsid="002ba749"/>
    </style:style>
    <style:style style:name="P43" style:family="paragraph" style:parent-style-name="AtSkrive">
      <style:text-properties officeooo:paragraph-rsid="002ba749"/>
    </style:style>
    <style:style style:name="P44" style:family="paragraph" style:parent-style-name="AtSkrive">
      <style:text-properties officeooo:paragraph-rsid="002b51fa"/>
    </style:style>
    <style:style style:name="P45" style:family="paragraph" style:parent-style-name="AtSkrive">
      <style:text-properties officeooo:paragraph-rsid="002dea88"/>
    </style:style>
    <style:style style:name="P46" style:family="paragraph" style:parent-style-name="AtVise">
      <style:text-properties officeooo:paragraph-rsid="002d4953"/>
    </style:style>
    <style:style style:name="P47" style:family="paragraph" style:parent-style-name="Standard">
      <style:text-properties officeooo:paragraph-rsid="002d4953"/>
    </style:style>
    <style:style style:name="P48" style:family="paragraph" style:parent-style-name="Standard">
      <style:text-properties officeooo:rsid="002ee37a" officeooo:paragraph-rsid="002ee37a"/>
    </style:style>
    <style:style style:name="P49" style:family="paragraph" style:parent-style-name="Standard">
      <style:text-properties officeooo:rsid="00279437" officeooo:paragraph-rsid="00279437"/>
    </style:style>
    <style:style style:name="P50" style:family="paragraph" style:parent-style-name="Standard">
      <style:text-properties officeooo:paragraph-rsid="00279437"/>
    </style:style>
    <style:style style:name="P51" style:family="paragraph" style:parent-style-name="Standard">
      <style:text-properties officeooo:rsid="000679ed" officeooo:paragraph-rsid="00279437"/>
    </style:style>
    <style:style style:name="P52" style:family="paragraph" style:parent-style-name="Standard">
      <style:text-properties officeooo:rsid="000679ed" officeooo:paragraph-rsid="0012b910"/>
    </style:style>
    <style:style style:name="P53" style:family="paragraph" style:parent-style-name="Standard">
      <style:text-properties officeooo:rsid="002b51fa" officeooo:paragraph-rsid="002b51fa"/>
    </style:style>
    <style:style style:name="P54" style:family="paragraph" style:parent-style-name="Standard">
      <style:text-properties officeooo:rsid="002d4953" officeooo:paragraph-rsid="002d4953"/>
    </style:style>
    <style:style style:name="P55" style:family="paragraph" style:parent-style-name="Table_20_Contents">
      <style:text-properties style:font-name="DejaVu Sans Mono" officeooo:rsid="00227ffe" officeooo:paragraph-rsid="00227ffe"/>
    </style:style>
    <style:style style:name="P56" style:family="paragraph" style:parent-style-name="Table_20_Contents">
      <style:text-properties style:font-name="DejaVu Sans Mono" officeooo:rsid="002350fa" officeooo:paragraph-rsid="002350fa"/>
    </style:style>
    <style:style style:name="P57" style:family="paragraph" style:parent-style-name="Table_20_Contents">
      <style:text-properties style:font-name="DejaVu Sans Mono"/>
    </style:style>
    <style:style style:name="P58" style:family="paragraph" style:parent-style-name="AtVise">
      <style:text-properties officeooo:rsid="0006aa46" officeooo:paragraph-rsid="0006aa46"/>
    </style:style>
    <style:style style:name="P59" style:family="paragraph" style:parent-style-name="AtVise">
      <style:text-properties officeooo:rsid="0010c3b0" officeooo:paragraph-rsid="0010c3b0"/>
    </style:style>
    <style:style style:name="P60" style:family="paragraph" style:parent-style-name="Heading_20_2">
      <style:text-properties officeooo:paragraph-rsid="0028ac86"/>
    </style:style>
    <style:style style:name="P61" style:family="paragraph" style:parent-style-name="Heading_20_2">
      <style:text-properties officeooo:rsid="0010c3b0" officeooo:paragraph-rsid="0010c3b0"/>
    </style:style>
    <style:style style:name="P62" style:family="paragraph" style:parent-style-name="Heading_20_2">
      <style:text-properties officeooo:rsid="00082eb5" officeooo:paragraph-rsid="00082eb5"/>
    </style:style>
    <style:style style:name="P63" style:family="paragraph" style:parent-style-name="Heading_20_2">
      <style:text-properties officeooo:paragraph-rsid="0012b910"/>
    </style:style>
    <style:style style:name="P64" style:family="paragraph" style:parent-style-name="Heading_20_2">
      <style:text-properties officeooo:paragraph-rsid="001b6015"/>
    </style:style>
    <style:style style:name="P65" style:family="paragraph" style:parent-style-name="Heading_20_2">
      <style:text-properties officeooo:rsid="002ee37a" officeooo:paragraph-rsid="002ee37a"/>
    </style:style>
    <style:style style:name="P66" style:family="paragraph" style:parent-style-name="Standard" style:list-style-name="L1">
      <style:text-properties fo:font-style="normal" officeooo:rsid="0028ac86" officeooo:paragraph-rsid="0028ac86" style:font-style-asian="normal" style:font-style-complex="normal"/>
    </style:style>
    <style:style style:name="P67" style:family="paragraph" style:parent-style-name="Standard">
      <style:text-properties fo:font-style="normal" officeooo:rsid="000679ed" officeooo:paragraph-rsid="000679ed" style:font-style-asian="normal" style:font-style-complex="normal"/>
    </style:style>
    <style:style style:name="P68" style:family="paragraph" style:parent-style-name="Standard">
      <style:text-properties fo:font-style="normal" officeooo:rsid="0031f3c4" officeooo:paragraph-rsid="0031f3c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b1ba" style:font-style-asian="italic" style:font-style-complex="italic"/>
    </style:style>
    <style:style style:name="T3" style:family="text">
      <style:text-properties fo:font-style="italic" officeooo:rsid="002ba749" style:font-style-asian="italic" style:font-style-complex="italic"/>
    </style:style>
    <style:style style:name="T4" style:family="text">
      <style:text-properties fo:font-style="italic" officeooo:rsid="0027943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2eb5" style:font-style-asian="normal" style:font-style-complex="normal"/>
    </style:style>
    <style:style style:name="T7" style:family="text">
      <style:text-properties fo:font-style="normal" officeooo:rsid="0012b910" style:font-style-asian="normal" style:font-style-complex="normal"/>
    </style:style>
    <style:style style:name="T8" style:family="text">
      <style:text-properties fo:font-style="normal" officeooo:rsid="002ba749" style:font-style-asian="normal" style:font-style-complex="normal"/>
    </style:style>
    <style:style style:name="T9" style:family="text">
      <style:text-properties fo:font-style="normal" officeooo:rsid="00279437" style:font-style-asian="normal" style:font-style-complex="normal"/>
    </style:style>
    <style:style style:name="T10" style:family="text">
      <style:text-properties fo:font-style="normal" officeooo:rsid="002fa7b1" style:font-style-asian="normal" style:font-style-complex="normal"/>
    </style:style>
    <style:style style:name="T11" style:family="text">
      <style:text-properties style:font-name="Courier New" officeooo:rsid="0027c81f"/>
    </style:style>
    <style:style style:name="T12" style:family="text">
      <style:text-properties style:font-name="Courier New" officeooo:rsid="0028ac86"/>
    </style:style>
    <style:style style:name="T13" style:family="text">
      <style:text-properties officeooo:rsid="0006aa46"/>
    </style:style>
    <style:style style:name="T14" style:family="text">
      <style:text-properties officeooo:rsid="00082eb5"/>
    </style:style>
    <style:style style:name="T15" style:family="text">
      <style:text-properties fo:font-variant="small-caps" officeooo:rsid="0009f367"/>
    </style:style>
    <style:style style:name="T16" style:family="text">
      <style:text-properties fo:color="#0000ff" loext:opacity="100%"/>
    </style:style>
    <style:style style:name="T17" style:family="text">
      <style:text-properties fo:color="#0000ff" loext:opacity="100%" style:text-position="super 58%" officeooo:rsid="0009f367" style:font-size-asian="10.5pt"/>
    </style:style>
    <style:style style:name="T18" style:family="text">
      <style:text-properties fo:color="#0000ff" loext:opacity="100%" style:text-position="super 58%" style:text-underline-style="solid" style:text-underline-width="auto" style:text-underline-color="font-color" officeooo:rsid="000bb291" style:font-size-asian="10.5pt"/>
    </style:style>
    <style:style style:name="T19" style:family="text">
      <style:text-properties fo:color="#0000ff" loext:opacity="100%" style:text-underline-style="solid" style:text-underline-width="auto" style:text-underline-color="font-color" officeooo:rsid="000bb291"/>
    </style:style>
    <style:style style:name="T20" style:family="text">
      <style:text-properties officeooo:rsid="000f578b"/>
    </style:style>
    <style:style style:name="T21" style:family="text">
      <style:text-properties officeooo:rsid="0010c3b0"/>
    </style:style>
    <style:style style:name="T22" style:family="text">
      <style:text-properties officeooo:rsid="001ac1b4"/>
    </style:style>
    <style:style style:name="T23" style:family="text">
      <style:text-properties officeooo:rsid="001fb1ba"/>
    </style:style>
    <style:style style:name="T24" style:family="text">
      <style:text-properties officeooo:rsid="0021e7ee"/>
    </style:style>
    <style:style style:name="T25" style:family="text">
      <style:text-properties officeooo:rsid="00279437"/>
    </style:style>
    <style:style style:name="T26" style:family="text">
      <style:text-properties style:font-name="DejaVu Sans Mono"/>
    </style:style>
    <style:style style:name="T27" style:family="text">
      <style:text-properties style:font-name="DejaVu Sans Mono" officeooo:rsid="002350fa"/>
    </style:style>
    <style:style style:name="T28" style:family="text">
      <style:text-properties style:font-name="DejaVu Sans Mono" officeooo:rsid="0027c81f"/>
    </style:style>
    <style:style style:name="T29" style:family="text">
      <style:text-properties style:font-name="DejaVu Sans Mono" officeooo:rsid="0028ac86"/>
    </style:style>
    <style:style style:name="T30" style:family="text">
      <style:text-properties style:font-name="DejaVu Sans Mono" officeooo:rsid="002a0cf2"/>
    </style:style>
    <style:style style:name="T31" style:family="text">
      <style:text-properties style:font-name="DejaVu Sans Mono" officeooo:rsid="002b51fa"/>
    </style:style>
    <style:style style:name="T32" style:family="text">
      <style:text-properties style:font-name="DejaVu Sans Mono" officeooo:rsid="002ba749"/>
    </style:style>
    <style:style style:name="T33" style:family="text">
      <style:text-properties style:font-name="DejaVu Sans Mono" officeooo:rsid="00317dc1"/>
    </style:style>
    <style:style style:name="T34" style:family="text">
      <style:text-properties officeooo:rsid="0027c81f"/>
    </style:style>
    <style:style style:name="T35" style:family="text">
      <style:text-properties officeooo:rsid="0027fae2"/>
    </style:style>
    <style:style style:name="T36" style:family="text">
      <style:text-properties officeooo:rsid="0028ac86"/>
    </style:style>
    <style:style style:name="T37" style:family="text">
      <style:text-properties officeooo:rsid="002a0cf2"/>
    </style:style>
    <style:style style:name="T38" style:family="text">
      <style:text-properties officeooo:rsid="002b51fa"/>
    </style:style>
    <style:style style:name="T39" style:family="text">
      <style:text-properties officeooo:rsid="002ba749"/>
    </style:style>
    <style:style style:name="T40" style:family="text">
      <style:text-properties officeooo:rsid="002d4953"/>
    </style:style>
    <style:style style:name="T41" style:family="text">
      <style:text-properties officeooo:rsid="002dea88"/>
    </style:style>
    <style:style style:name="T42" style:family="text">
      <style:text-properties officeooo:rsid="001b6015"/>
    </style:style>
    <style:style style:name="T43" style:family="text">
      <style:text-properties officeooo:rsid="002fa7b1"/>
    </style:style>
    <style:style style:name="T44" style:family="text">
      <style:text-properties officeooo:rsid="00317dc1"/>
    </style:style>
    <style:style style:name="T45" style:family="text">
      <style:text-properties officeooo:rsid="0031f3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matering af <text:span text:style-name="T24">Paratext-filer</text:span> til Den Frie Bibel</text:h>
      <text:p text:style-name="P33">Claus Tøndering – <text:span text:style-name="T22">2</text:span><text:span text:style-name="T44">6</text:span>. <text:span text:style-name="T24">september</text:span><text:span text:style-name="T22"> 202</text:span><text:span text:style-name="T24">4</text:span></text:p>
      <text:p text:style-name="P37"/>
      <text:p text:style-name="P38">Paratext benytter en lang række formateringskommandoer. Af disse er <text:span text:style-name="T43">kun</text:span> et begrænset antal relevante for Den Frie Bibel. Dette dokument gennemgår disse kommandoer og sammenholder dem de med kommandoer der hidtil er blevet brugt til Den Frie Bibel.</text:p>
      <text:p text:style-name="P38"/>
      <text:p text:style-name="P38">Paratexts kommandoer er kendt som USFM eller blot SFM. Det står for <text:span text:style-name="T1">(Unified) Standard Format Markers.</text:span><text:span text:style-name="T5"> En komplet liste over de mange kommandoer findes </text:span><text:span text:style-name="T10">på websiden</text:span></text:p>
      <text:p text:style-name="P38"><text:a xlink:type="simple" xlink:href="https://ubsicap.github.io/usfm/about/index.html" text:style-name="Internet_20_link" text:visited-style-name="Visited_20_Internet_20_Link"><text:span text:style-name="T5">https://ubsicap.github.io/usfm/about/index.html</text:span></text:a><text:span text:style-name="T5">.</text:span></text:p>
      <text:p text:style-name="P38"><text:span text:style-name="T5"/></text:p>
      <text:p text:style-name="P32">I Den Frie Bibel bør kun følgende kommandoer bruges:</text:p>
      <text:p text:style-name="P38"><text:span text:style-name="T5"/></text:p>
      <table:table table:name="Table1" table:style-name="Table1">
        <table:table-column table:style-name="Table1.A" table:number-columns-repeated="4"/>
        <table:table-column table:style-name="Table1.E"/>
        <table:table-row>
          <table:table-cell table:style-name="Table1.A1" office:value-type="string">
            <text:p text:style-name="P55">\add</text:p>
          </table:table-cell>
          <table:table-cell table:style-name="Table1.A1" office:value-type="string">
            <text:p text:style-name="P56">\fe</text:p>
          </table:table-cell>
          <table:table-cell table:style-name="Table1.A1" office:value-type="string">
            <text:p text:style-name="P56">\p</text:p>
          </table:table-cell>
          <table:table-cell table:style-name="Table1.A1" office:value-type="string">
            <text:p text:style-name="P56">\toc1</text:p>
          </table:table-cell>
          <table:table-cell table:style-name="Table1.A1" office:value-type="string">
            <text:p text:style-name="P56">\zei</text:p>
          </table:table-cell>
        </table:table-row>
        <table:table-row>
          <table:table-cell table:style-name="Table1.A1" office:value-type="string">
            <text:p text:style-name="P55">\add*</text:p>
          </table:table-cell>
          <table:table-cell table:style-name="Table1.A1" office:value-type="string">
            <text:p text:style-name="P56">\fe*</text:p>
          </table:table-cell>
          <table:table-cell table:style-name="Table1.A1" office:value-type="string">
            <text:p text:style-name="P56">\q</text:p>
          </table:table-cell>
          <table:table-cell table:style-name="Table1.A1" office:value-type="string">
            <text:p text:style-name="P56">\v</text:p>
          </table:table-cell>
          <table:table-cell table:style-name="Table1.A1" office:value-type="string">
            <text:p text:style-name="P56">\zei*</text:p>
          </table:table-cell>
        </table:table-row>
        <table:table-row>
          <table:table-cell table:style-name="Table1.A1" office:value-type="string">
            <text:p text:style-name="P55">\b</text:p>
          </table:table-cell>
          <table:table-cell table:style-name="Table1.A1" office:value-type="string">
            <text:p text:style-name="P56">\fr</text:p>
          </table:table-cell>
          <table:table-cell table:style-name="Table1.A1" office:value-type="string">
            <text:p text:style-name="P56">\q1</text:p>
          </table:table-cell>
          <table:table-cell table:style-name="Table1.A1" office:value-type="string">
            <text:p text:style-name="P56">\w</text:p>
          </table:table-cell>
          <table:table-cell table:style-name="Table1.A1" office:value-type="string">
            <text:p text:style-name="P57"/>
          </table:table-cell>
        </table:table-row>
        <table:table-row>
          <table:table-cell table:style-name="Table1.A1" office:value-type="string">
            <text:p text:style-name="P55">\c</text:p>
          </table:table-cell>
          <table:table-cell table:style-name="Table1.A1" office:value-type="string">
            <text:p text:style-name="P56">\ft</text:p>
          </table:table-cell>
          <table:table-cell table:style-name="Table1.A1" office:value-type="string">
            <text:p text:style-name="P56">\q2</text:p>
          </table:table-cell>
          <table:table-cell table:style-name="Table1.A1" office:value-type="string">
            <text:p text:style-name="P56">\w*</text:p>
          </table:table-cell>
          <table:table-cell table:style-name="Table1.A1" office:value-type="string">
            <text:p text:style-name="P57"/>
          </table:table-cell>
        </table:table-row>
        <table:table-row>
          <table:table-cell table:style-name="Table1.A1" office:value-type="string">
            <text:p text:style-name="P55">\em</text:p>
          </table:table-cell>
          <table:table-cell table:style-name="Table1.A1" office:value-type="string">
            <text:p text:style-name="P56">\id</text:p>
          </table:table-cell>
          <table:table-cell table:style-name="Table1.A1" office:value-type="string">
            <text:p text:style-name="P56">\s</text:p>
          </table:table-cell>
          <table:table-cell table:style-name="Table1.A1" office:value-type="string">
            <text:p text:style-name="P56">\x</text:p>
          </table:table-cell>
          <table:table-cell table:style-name="Table1.A1" office:value-type="string">
            <text:p text:style-name="P57"/>
          </table:table-cell>
        </table:table-row>
        <table:table-row>
          <table:table-cell table:style-name="Table1.A1" office:value-type="string">
            <text:p text:style-name="P55">\em*</text:p>
          </table:table-cell>
          <table:table-cell table:style-name="Table1.A1" office:value-type="string">
            <text:p text:style-name="P56">\m</text:p>
          </table:table-cell>
          <table:table-cell table:style-name="Table1.A1" office:value-type="string">
            <text:p text:style-name="P56">\+tl</text:p>
          </table:table-cell>
          <table:table-cell table:style-name="Table1.A1" office:value-type="string">
            <text:p text:style-name="P56">\x*</text:p>
          </table:table-cell>
          <table:table-cell table:style-name="Table1.A1" office:value-type="string">
            <text:p text:style-name="P57"/>
          </table:table-cell>
        </table:table-row>
        <table:table-row>
          <table:table-cell table:style-name="Table1.A1" office:value-type="string">
            <text:p text:style-name="P55">\f</text:p>
          </table:table-cell>
          <table:table-cell table:style-name="Table1.A1" office:value-type="string">
            <text:p text:style-name="P56">\mt</text:p>
          </table:table-cell>
          <table:table-cell table:style-name="Table1.A1" office:value-type="string">
            <text:p text:style-name="P56">\+tl*</text:p>
          </table:table-cell>
          <table:table-cell table:style-name="Table1.A1" office:value-type="string">
            <text:p text:style-name="P56">\xo</text:p>
          </table:table-cell>
          <table:table-cell table:style-name="Table1.A1" office:value-type="string">
            <text:p text:style-name="P57"/>
          </table:table-cell>
        </table:table-row>
        <table:table-row>
          <table:table-cell table:style-name="Table1.A1" office:value-type="string">
            <text:p text:style-name="P55">\f*</text:p>
          </table:table-cell>
          <table:table-cell table:style-name="Table1.A1" office:value-type="string">
            <text:p text:style-name="P56">\mt1</text:p>
          </table:table-cell>
          <table:table-cell table:style-name="Table1.A1" office:value-type="string">
            <text:p text:style-name="P56">\toc</text:p>
          </table:table-cell>
          <table:table-cell table:style-name="Table1.A1" office:value-type="string">
            <text:p text:style-name="P56">\xt</text:p>
          </table:table-cell>
          <table:table-cell table:style-name="Table1.A1" office:value-type="string">
            <text:p text:style-name="P57"/>
          </table:table-cell>
        </table:table-row>
      </table:table>
      <text:p text:style-name="P38"><text:span text:style-name="T5"/></text:p>
      <text:p text:style-name="P50"><text:span text:style-name="T25">Bemærk at koderne starter med </text:span><text:span text:style-name="T27">\</text:span><text:span text:style-name="T25">, ikke med </text:span><text:span text:style-name="T27">/</text:span><text:span text:style-name="T25">.</text:span></text:p>
      <text:p text:style-name="P39"/>
      <text:p text:style-name="P39">Kommandoerne er beskrevet nærmere i det følgende.</text:p>
      <text:p text:style-name="P39"/>
      <text:p text:style-name="P39">Hvis du ønsker at benytte andre USFM-koder end ovennævnte, skal det først koordineres med mig.</text:p>
      <text:p text:style-name="P39"/>
      <text:p text:style-name="P54">Nogle af koderne er ret komplicerede. <text:span text:style-name="T25">Hvis man i Paratext vælger menuen </text:span><text:span text:style-name="T4">View &gt; Unformatted, </text:span><text:span text:style-name="T9">er man selv ansvarlig for at USFM-koderne indtastes 100% korrekt; </text:span><text:span text:style-name="T5">h</text:span><text:span text:style-name="T9">vis man derimod vælger menuen </text:span><text:span text:style-name="T4">View &gt; Standard</text:span><text:span text:style-name="T9">, hjælper programmet med at indsætte de rigtige koder.</text:span></text:p>
      <text:p text:style-name="P51"/>
      <text:h text:style-name="Heading_20_2" text:outline-level="2">Bogoverskrift</text:h>
      <text:p text:style-name="P49">En bog skal indledes <text:span text:style-name="T43">med en tekst i stil med dette</text:span>:</text:p>
      <text:p text:style-name="P49"/>
      <text:p text:style-name="AtSkrive">\id DEU - Den Frie Bibel</text:p>
      <text:p text:style-name="AtSkrive">\toc1 5. Mosebog</text:p>
      <text:p text:style-name="AtSkrive">\mt1 5. Mosebog</text:p>
      <text:p text:style-name="P51"/>
      <text:p text:style-name="P49">Kommandoen <text:span text:style-name="T26">\id</text:span> angiver Paratexts navn på bogen (her »DEU«) efterfulgt af frivillig identifikation (her »- Den Frie Bibel«).</text:p>
      <text:p text:style-name="P51"/>
      <text:p text:style-name="P49">Kommandoen <text:span text:style-name="T26">\toc1</text:span> <text:span text:style-name="T34">(eller blot </text:span><text:span text:style-name="T28">\toc</text:span><text:span text:style-name="T34">) </text:span>angiver det navn bogen skal have i indholdsfortegnelsen.</text:p>
      <text:p text:style-name="P49"/>
      <text:p text:style-name="P49">Kommandoen <text:span text:style-name="T26">\mt1</text:span> <text:span text:style-name="T34">(eller blot </text:span><text:span text:style-name="T28">\mt</text:span><text:span text:style-name="T34">) angiver bogens overskrift.</text:span></text:p>
      <text:h text:style-name="Heading_20_2" text:outline-level="2"><text:soft-page-break/>Kapitelnumre</text:h>
      <text:p text:style-name="P25">Kapitelnumre angives med <text:span text:style-name="T26">\c</text:span> efterfulgt af et mellemrum og kapitelnummeret:</text:p>
      <text:p text:style-name="P25"/>
      <text:p text:style-name="AtSkrive">\c <text:span text:style-name="T34">15</text:span></text:p>
      <text:p text:style-name="P25"/>
      <text:p text:style-name="P25">Dette angiver kapitel 15.</text:p>
      <text:p text:style-name="P2"/>
      <text:p text:style-name="P25">Dette er en erstatning for den gamle kode:</text:p>
      <text:p text:style-name="P25"/>
      <text:p text:style-name="GammelAtSkrive">===5. Mosebog, kapitel 15 ===</text:p>
      <text:p text:style-name="P2"/>
      <text:p text:style-name="P68">Det gamle format inkluderede bogens navn i kapitelangivelsen. Det skal man ikke gøre i Paratext.</text:p>
      <text:p text:style-name="P68"/>
      <text:h text:style-name="Heading_20_2" text:outline-level="2">Versnumre</text:h>
      <text:p text:style-name="P2">Versnumre <text:span text:style-name="T34">angives</text:span> med <text:s/><text:span text:style-name="T11">\v</text:span> efterfulgt af <text:span text:style-name="T34">et mellemrum og </text:span>versnummeret:</text:p>
      <text:p text:style-name="P2"/>
      <text:p text:style-name="P2">Man skriver altså:</text:p>
      <text:p text:style-name="P2"/>
      <text:p text:style-name="AtSkrive"><text:span text:style-name="T34">\</text:span>v 1 Tekst tekst tekst. <text:span text:style-name="T34">\</text:span>v 2 Tekst tekst tekst.</text:p>
      <text:p text:style-name="P2"/>
      <text:p text:style-name="P25">Dette er en erstatning for den gamle kode:</text:p>
      <text:p text:style-name="P25"/>
      <text:p text:style-name="GammelAtSkrive">v1 Tekst tekst tekst. v2 Tekst tekst tekst.</text:p>
      <text:p text:style-name="P5"/>
      <text:p text:style-name="P5"/>
      <text:h text:style-name="Heading_20_2" text:outline-level="2"><text:span text:style-name="T43">Afsnit og l</text:span>injeskift</text:h>
      <text:p text:style-name="P25">Begyndelsen på et afsnit angives med</text:p>
      <text:p text:style-name="P25"/>
      <text:p text:style-name="P25"><text:span text:style-name="T26">\m</text:span> før første afsnit efter en overskrift.</text:p>
      <text:p text:style-name="P25"><text:span text:style-name="T26">\p</text:span> før øvrige afsnit.</text:p>
      <text:p text:style-name="P25"><text:span text:style-name="T26">\q</text:span> før en linje poesi.</text:p>
      <text:p text:style-name="P25"/>
      <text:p text:style-name="P30">I modsætning til tidligere skal der <text:span text:style-name="T1">ikke</text:span> være <text:span text:style-name="T43">en </text:span>blank linje mellem afsnit.</text:p>
      <text:p text:style-name="P30"/>
      <text:p text:style-name="P30">Man skriver altså fx:</text:p>
      <text:p text:style-name="P30"/>
      <text:p text:style-name="AtSkrive"><text:span text:style-name="T35">\m </text:span>»Jeg er kommet til at foragte dig, du!« sagde han. »Du ville ikke have en ærlig <text:span text:style-name="T35">p</text:span>rins! Du forstod dig ikke på rosen og nattergalen, men svinedrengen kunne du kysse for et spilleværk! Nu kan du have det så godt!<text:span text:style-name="T35">«</text:span></text:p>
      <text:p text:style-name="AtSkrive"><text:span text:style-name="T35">\p </text:span>Og så gik han ind i sit kongerige og lukkede døren i for hende, så kunde hun rigtignok synge:</text:p>
      <text:p text:style-name="AtSkrive"><text:span text:style-name="T35">\q </text:span>Ach, Du lieber Augustin,</text:p>
      <text:p text:style-name="AtSkrive"><text:span text:style-name="T35">\q </text:span>Alles ist væk, væk, væk!</text:p>
      <text:p text:style-name="P25"/>
      <text:p text:style-name="P6">Websiden vil vise denne tekst således:</text:p>
      <text:p text:style-name="P6"><text:soft-page-break/></text:p>
      <text:p text:style-name="AtVise">»Jeg er kommet til at foragte dig, du!« sagde han. »Du ville ikke have en ærlig <text:span text:style-name="T45">p</text:span>rins! Du forstod dig ikke på rosen og nattergalen, men svinedrengen kunne du kysse for et spilleværk! Nu kan du have det så godt!<text:span text:style-name="T35">«</text:span></text:p>
      <text:p text:style-name="AtVise"><text:tab/>Og så gik han ind i sit kongerige og lukkede døren i for hende, så kunde hun rigtignok synge:</text:p>
      <text:p text:style-name="AtVise"><text:tab/>Ach, Du lieber Augustin,</text:p>
      <text:p text:style-name="AtVise"><text:tab/>Alles ist væk, væk, væk!</text:p>
      <text:p text:style-name="P5"/>
      <text:p text:style-name="P30">Bemærk at første afsnit (angivet med <text:span text:style-name="T26">\m</text:span>) ikke er indrykket – i overensstemmelse med gængs typografisk skik – mens andet afsnit (angivet med <text:span text:style-name="T26">\p</text:span>) er indrykket.</text:p>
      <text:p text:style-name="P30"/>
      <text:p text:style-name="P30">De to verselinjer er angivet med <text:span text:style-name="T26">\q</text:span>.</text:p>
      <text:p text:style-name="P5"/>
      <text:p text:style-name="P30">Til sammenligning med de gamle koder skal man bemærke at <text:span text:style-name="T43">her ikke skal</text:span> indsætte<text:span text:style-name="T43">s</text:span> blanke linjer mellem afsnit, me<text:span text:style-name="T45">n</text:span> i stedet markere<text:span text:style-name="T43">s</text:span> starten på et afsnit med <text:span text:style-name="T26">\m</text:span>, <text:span text:style-name="T26">\p</text:span> eller <text:span text:style-name="T26">\q</text:span>.</text:p>
      <text:p text:style-name="P5"><text:tab/></text:p>
      <text:h text:style-name="P60" text:outline-level="2">Poesi</text:h>
      <text:p text:style-name="P22">Som angivet ovenfor, markeres hver linje i poetisk tekst med <text:span text:style-name="T26">\q</text:span>. Som alternativ til <text:span text:style-name="T26">\q</text:span> kan man benytte <text:span text:style-name="T26">\q1</text:span>, og man har også mulighed for med <text:span text:style-name="T26">\q2</text:span> at angive en sekundær verselinje.</text:p>
      <text:p text:style-name="P3"/>
      <text:p text:style-name="P3"><text:span text:style-name="T36">Hvis man fx skriver</text:span>:</text:p>
      <text:p text:style-name="P3"/>
      <text:p text:style-name="P12"><text:span text:style-name="T36">\q1 </text:span>I østen stiger solen op:</text:p>
      <text:p text:style-name="P12"><text:span text:style-name="T36">\q2 </text:span>Den spreder guld på sky,</text:p>
      <text:p text:style-name="P12"><text:span text:style-name="T36">\q1 </text:span>går over hav og bjergetop,</text:p>
      <text:p text:style-name="P12"><text:span text:style-name="T36">\q2 </text:span>går over land og by.</text:p>
      <text:p text:style-name="P2"/>
      <text:p text:style-name="P11"><text:span text:style-name="T36">vil w</text:span>ebsiden vise denne tekst således:</text:p>
      <text:p text:style-name="P11"/>
      <text:p text:style-name="AtVise"><text:tab/>I østen stiger solen op:</text:p>
      <text:p text:style-name="AtVise"><text:tab/><text:tab/>Den spreder guld på sky,</text:p>
      <text:p text:style-name="AtVise"><text:tab/>går over hav og bjergetop,</text:p>
      <text:p text:style-name="AtVise"><text:tab/><text:tab/>går over land og by.</text:p>
      <text:p text:style-name="P2"/>
      <text:p text:style-name="P22">Bemærk at m<text:span text:style-name="T43">a</text:span>n i Paratext <text:span text:style-name="T1">ikke</text:span> skal taste en blank linje mellem hver verselinje.</text:p>
      <text:p text:style-name="P22"/>
      <text:h text:style-name="P61" text:outline-level="2">Blank linje</text:h>
      <text:p text:style-name="Standard">Ønsker man en blank linje i en tekst, <text:span text:style-name="T36">angives det med kommandoen </text:span><text:span text:style-name="T29">\b</text:span><text:span text:style-name="T36">.</text:span></text:p>
      <text:p text:style-name="Standard"/>
      <text:p text:style-name="Standard">Man skriver altså:</text:p>
      <text:p text:style-name="Standard"/>
      <text:p text:style-name="P20"><text:span text:style-name="T36">\</text:span><text:span text:style-name="T43">m</text:span><text:span text:style-name="T36"> </text:span>Alfa beta gamma.</text:p>
      <text:p text:style-name="P21">\b</text:p>
      <text:p text:style-name="P20"><text:span text:style-name="T36">\</text:span><text:span text:style-name="T43">m</text:span><text:span text:style-name="T36"> </text:span>Delta epsilon zeta.</text:p>
      <text:p text:style-name="P4"/>
      <text:p text:style-name="P15">Websiden vil vise denne tekst således:</text:p>
      <text:p text:style-name="P15"><text:soft-page-break/></text:p>
      <text:p text:style-name="P35"><text:span text:style-name="T21">Alfa beta gamma.</text:span></text:p>
      <text:p text:style-name="P35"/>
      <text:p text:style-name="P59">Delta epsilon zeta.</text:p>
      <text:p text:style-name="P7"/>
      <text:p text:style-name="P26">Dette er en erstatning for den gamle kode:</text:p>
      <text:p text:style-name="P7"/>
      <text:p text:style-name="GammelAtSkrive">Alfa beta gamma.</text:p>
      <text:p text:style-name="GammelAtSkrive"/>
      <text:p text:style-name="GammelAtSkrive">***</text:p>
      <text:p text:style-name="GammelAtSkrive"/>
      <text:p text:style-name="GammelAtSkrive">Delta epsilon zeta.</text:p>
      <text:p text:style-name="Standard"/>
      <text:h text:style-name="Heading_20_2" text:outline-level="2"><text:span text:style-name="T20">Afsnitso</text:span>verskrifter</text:h>
      <text:p text:style-name="P14">Afsnitsoverskri<text:span text:style-name="T36">ft</text:span>er markeres med <text:span text:style-name="T12">\s</text:span> <text:s/>før teksten.</text:p>
      <text:p text:style-name="P2"/>
      <text:p text:style-name="P3">Man skriver altså:</text:p>
      <text:p text:style-name="P3"/>
      <text:p text:style-name="P12"><text:span text:style-name="T36">\s </text:span>Prinsessen godkendes.</text:p>
      <text:p text:style-name="P21">\m <text:span text:style-name="T13">Så kunne de se, at det var en rigtig prinsesse, da hun gennem de tyve madrasser og de tyve edderdunsdyner havde mærket ærten. Så ømskindet kunne der ingen være, uden en virkelig prinsesse.</text:span></text:p>
      <text:p text:style-name="P11"/>
      <text:p text:style-name="P11">Websiden vil vise denne tekst således:</text:p>
      <text:p text:style-name="P11"/>
      <text:p text:style-name="P34"><text:span text:style-name="T13">Prinsessen godkendes</text:span>.</text:p>
      <text:p text:style-name="AtVise"/>
      <text:p text:style-name="P58">Så kunne de se, at det var en rigtig prinsesse, da hun gennem de tyve madrasser og de tyve edderdunsdyner havde mærket ærten. Så ømskindet kunne der ingen være, uden en virkelig prinsesse.</text:p>
      <text:p text:style-name="P2"/>
      <text:p text:style-name="P26">Dette er en erstatning for den gamle kode:</text:p>
      <text:p text:style-name="P7"/>
      <text:p text:style-name="P40">==Prinsessen godkendes.==</text:p>
      <text:h text:style-name="Heading_20_2" text:outline-level="2">Kursiv</text:h>
      <text:p text:style-name="P22">Der skelnes mellem to former for kursiv:</text:p>
      <text:p text:style-name="P22"/>
      <text:list text:style-name="L1">
        <text:list-item>
          <text:p text:style-name="P66">Kursiv der angiver at noget skal fremhæves.</text:p>
        </text:list-item>
        <text:list-item>
          <text:p text:style-name="P66">Kursiv der markerer et translittereret hebraisk eller græsk ord.</text:p>
        </text:list-item>
      </text:list>
      <text:p text:style-name="P2"/>
      <text:p text:style-name="P22">Hvis kursiv angiver at noget skal fremhæves, omgiver man teksten af <text:span text:style-name="T26">\em</text:span> og <text:span text:style-name="T26">\em*</text:span>. </text:p>
      <text:p text:style-name="P2"/>
      <text:p text:style-name="P3">Man skriver altså:</text:p>
      <text:p text:style-name="P3"/>
      <text:p text:style-name="P12"><text:soft-page-break/><text:span text:style-name="T36">Denne chokolade er \em meget\em</text:span>* <text:span text:style-name="T36">lækker.</text:span></text:p>
      <text:p text:style-name="P3"/>
      <text:p text:style-name="P11">Websiden vil vise denne tekst således:</text:p>
      <text:p text:style-name="P11"/>
      <text:p text:style-name="P23">Denne chokolade er <text:span text:style-name="T1">meget</text:span> lækker.</text:p>
      <text:p text:style-name="P2"/>
      <text:p text:style-name="P24">Hvis kursiv angivet et translittereret ord, omgiver man ordet af <text:span text:style-name="T26">\+tl</text:span> og <text:span text:style-name="T26">\+tl*</text:span>.</text:p>
      <text:p text:style-name="P2"/>
      <text:p text:style-name="P8">Man skriver altså:</text:p>
      <text:p text:style-name="P8"/>
      <text:p text:style-name="P16">Her står \+tl haggilʕād\+tl* med bestemt artikel.</text:p>
      <text:p text:style-name="P8"/>
      <text:p text:style-name="P17">Websiden vil vise denne tekst således:</text:p>
      <text:p text:style-name="P17"/>
      <text:p text:style-name="P23">Her står <text:span text:style-name="T1">haggilʕād</text:span> med bestemt artikel.</text:p>
      <text:p text:style-name="P8"/>
      <text:p text:style-name="P27">Dette er en erstatning for den gamle kode:</text:p>
      <text:p text:style-name="P8"/>
      <text:p text:style-name="P41">Her står <text:span text:style-name="T37">*</text:span>haggilʕād* med bestemt artikel.</text:p>
      <text:p text:style-name="P8"/>
      <text:h text:style-name="P62" text:outline-level="2">Anførselstegn</text:h>
      <text:p text:style-name="P9">Tegnene " og ' må ikke benyttes som anførselstegn. Normale anførselstegn skrives <text:span text:style-name="T30">»</text:span> og <text:span text:style-name="T30">«</text:span>. Ved direkte tale inde i direkte tale benyttes <text:span text:style-name="T26">›</text:span> <text:span text:style-name="T37">og </text:span><text:span text:style-name="T26">‹</text:span>.</text:p>
      <text:p text:style-name="P9"/>
      <text:p text:style-name="P24">Disse anførselstegn findes ikke på normale computertastaturer, og undtagelsesvis kan <text:span text:style-name="T26">&gt;&gt;</text:span> og <text:span text:style-name="T26">&lt;&lt;</text:span> eller <text:span text:style-name="T26">&gt;</text:span> og <text:span text:style-name="T26">&lt;</text:span> benyttes ligesom i den gamle kode. Problemet er at Paratext ikke automatisk kan kontrollere at et <text:span text:style-name="T26">&gt;&gt;</text:span> altid matcher et <text:span text:style-name="T26">&lt;&lt;</text:span>.</text:p>
      <text:p text:style-name="P24"/>
      <text:p text:style-name="P24">Det er muligt med en speciel fil at konfigurere Paratext så<text:span text:style-name="T43">ledes at hvis man fx taster</text:span> <text:span text:style-name="T26">&gt;&gt;</text:span> <text:s/><text:span text:style-name="T43">vil</text:span> <text:span text:style-name="T26">»</text:span> blive indsat i teksten. Spørg Claus.</text:p>
      <text:p text:style-name="P19"/>
      <text:h text:style-name="P63" text:outline-level="2">Guds navn</text:h>
      <text:p text:style-name="P52"><text:span text:style-name="T5">Guds navn skal skrives </text:span><text:span text:style-name="T6">"</text:span><text:span text:style-name="T7">HERREN</text:span><text:span text:style-name="T5">" </text:span><text:span text:style-name="T7">med lutter store bogstaver.</text:span><text:span text:style-name="T5"> </text:span><text:span text:style-name="T7">De alternative former "HERRENS", "HERRE" og "HERRES" benyttes hvor det giver mening.</text:span></text:p>
      <text:p text:style-name="P52"><text:span text:style-name="T7"/></text:p>
      <text:p text:style-name="P53"><text:span text:style-name="T7">D</text:span><text:span text:style-name="T5">et er ikke længere muligt at skrive JHVH m.m.</text:span></text:p>
      <text:p text:style-name="P31"/>
      <text:h text:style-name="Heading_20_2" text:outline-level="2">Fodnoter <text:span text:style-name="T38">og</text:span> <text:span text:style-name="T22">henvisninger </text:span></text:h>
      <text:p text:style-name="Standard">Der skelnes mellem to typer fodnoter: Tekstforklaringer og <text:span text:style-name="T23">faglige noter</text:span>.</text:p>
      <text:p text:style-name="Standard"/>
      <text:p text:style-name="Standard">En fodnote med <text:span text:style-name="T1">tekstforklaring</text:span> <text:span text:style-name="T38">(de tidligere T-noter) skrives således:</text:span></text:p>
      <text:p text:style-name="Standard"/>
      <text:p text:style-name="AtSkrive"><text:span text:style-name="T38">\f </text:span>+ \fr 1,16 \ft <text:span text:style-name="T38">Notetekst.</text:span>\f*</text:p>
      <text:p text:style-name="Standard"/>
      <text:p text:style-name="Standard">Her er »1,16« kapitel- og versnummer på det sted hvor noten står. Paratext kan indsætte denne <text:soft-page-break/>reference automatisk.</text:p>
      <text:p text:style-name="Standard"/>
      <text:p text:style-name="Standard">Man skriver altså <text:span text:style-name="T14">(Dom 2,5)</text:span>:</text:p>
      <text:p text:style-name="Standard"/>
      <text:p text:style-name="P18">De kaldte stedet for Bokim<text:span text:style-name="T38">\f + \fr 2,5 \ft</text:span> Det betyder <text:span text:style-name="T38">»</text:span>de grædende<text:span text:style-name="T38">«</text:span>.<text:span text:style-name="T38">\f*</text:span> og de ofrede til <text:span text:style-name="T38">HERREN</text:span> der.</text:p>
      <text:p text:style-name="P2"/>
      <text:p text:style-name="Standard">Websiden vil vise denne tekst således:</text:p>
      <text:p text:style-name="Standard"/>
      <text:p text:style-name="AtVise">De kaldte stedet for Bokim<text:span text:style-name="T17">[</text:span><text:span text:style-name="T18">1</text:span><text:span text:style-name="T17">]</text:span> og de ofrede til <text:span text:style-name="T15">Herren</text:span> der.</text:p>
      <text:p text:style-name="P13"/>
      <text:p text:style-name="Standard">hvor et klik på <text:span text:style-name="T16">[</text:span><text:span text:style-name="T19">1</text:span><text:span text:style-name="T16">]</text:span> vil vise fodnoten.</text:p>
      <text:p text:style-name="P28"/>
      <text:p text:style-name="P28">Dette er en erstatning for den gamle kode:</text:p>
      <text:p text:style-name="P28"/>
      <text:p text:style-name="GammelAtSkrive">De kaldte stedet for Bokim{T: Det betyder &gt;&gt;de grædende&lt;&lt;.} og de ofrede til JHVH der.</text:p>
      <text:p text:style-name="P10"/>
      <text:p text:style-name="Standard">En <text:span text:style-name="T2">faglig </text:span><text:span text:style-name="T1">fodnote</text:span> <text:span text:style-name="T38">(de tidligere E-noter) skrives således:</text:span></text:p>
      <text:p text:style-name="Standard"/>
      <text:p text:style-name="P44"><text:span text:style-name="T38">\fe </text:span>+ \fr 1,16 \ft <text:span text:style-name="T38">Notetekst.</text:span>\f<text:span text:style-name="T38">e</text:span>*</text:p>
      <text:p text:style-name="Standard"/>
      <text:p text:style-name="Standard"><text:span text:style-name="T38">Den eneste forskel i forhold til T-noterne er at man bruger </text:span><text:span text:style-name="T31">\fe</text:span><text:span text:style-name="T38"> og </text:span><text:span text:style-name="T31">\fe*</text:span><text:span text:style-name="T38"> i stedet for </text:span><text:span text:style-name="T31">\f</text:span><text:span text:style-name="T38"> og </text:span><text:span text:style-name="T31">\f*</text:span>.</text:p>
      <text:p text:style-name="Standard"/>
      <text:p text:style-name="Standard"><text:span text:style-name="T1">Henvisninger </text:span><text:span text:style-name="T5">(de tidligere H-noter) skrives således:</text:span></text:p>
      <text:p text:style-name="Standard"><text:span text:style-name="T5"/></text:p>
      <text:p text:style-name="P43"><text:span text:style-name="T5">\x + \xo </text:span><text:span text:style-name="T8">1,16</text:span><text:span text:style-name="T5"> \xt 1 Mos 15,16. </text:span><text:span text:style-name="T8">Dom 3,8.</text:span><text:span text:style-name="T5">\x*</text:span></text:p>
      <text:p text:style-name="Standard"/>
      <text:p text:style-name="Standard">Her er »1,16« kapitel- og versnummer på det sted <text:span text:style-name="T43">der henvises</text:span> <text:span text:style-name="T3">fra</text:span>. Paratext kan indsætte denne reference automatisk. <text:span text:style-name="T39">Teksten efter </text:span><text:span text:style-name="T32">\xt</text:span><text:span text:style-name="T39"> er de steder der henvises </text:span><text:span text:style-name="T3">til.</text:span></text:p>
      <text:p text:style-name="Standard"><text:span text:style-name="T3"/></text:p>
      <text:p text:style-name="Standard">Dette er en erstatning for den gamle kode:</text:p>
      <text:p text:style-name="Standard"/>
      <text:p text:style-name="P42">{<text:span text:style-name="T39">H</text:span>: <text:span text:style-name="T39">1 Mos 15,16. Dom 3,8.}</text:span></text:p>
      <text:p text:style-name="Standard"/>
      <text:h text:style-name="Heading_20_2" text:outline-level="2">Ordforklaring</text:h>
      <text:p text:style-name="Standard">Visse hyppige ord kan nogle gange have behov for en ordforklaring <text:span text:style-name="T40">(de tidligere N-noter)</text:span>. <text:span text:style-name="T40">Ordforklaringen skrives</text:span> i en separat fil, og der henvises til filens navn således:</text:p>
      <text:p text:style-name="Standard"/>
      <text:p text:style-name="AtSkrive">men handler i \w troskab|nåde\w* i tusind led mod dem som elsker mig</text:p>
      <text:p text:style-name="Standard"/>
      <text:p text:style-name="Standard">Her er »troskab« det ord der står i bibelteksten, og »nåde« er navnet på den ordforklaringsfil der henvises til. <text:span text:style-name="T44">Bemærk brugen af den lodrette streg </text:span><text:span text:style-name="T33">|</text:span><text:span text:style-name="T44"> mellem »troskab« og »nåde«. Det kan kræve lidt øvelse at finde den på et dansk tastatur.</text:span></text:p>
      <text:p text:style-name="Standard"/>
      <text:p text:style-name="Standard">Teksten vil blive vist således:</text:p>
      <text:p text:style-name="Standard"/>
      <text:p text:style-name="P46"><text:soft-page-break/><text:span text:style-name="T40">men handler i troskab</text:span>° <text:span text:style-name="T40">i tusind led mod dem som elsker mig</text:span></text:p>
      <text:p text:style-name="P47"/>
      <text:p text:style-name="Standard">Hvis brugeren klikker på tegnet ° vil ordforklaringen blive vist.</text:p>
      <text:p text:style-name="Standard"/>
      <text:p text:style-name="Standard">Dette er en erstatning for den gamle kode:</text:p>
      <text:p text:style-name="Standard"/>
      <text:p text:style-name="GammelAtSkrive"><text:span text:style-name="T40">men handler i troskab</text:span>{N: nåde} <text:span text:style-name="T40">mod dem som elsker mig</text:span></text:p>
      <text:p text:style-name="P36"/>
      <text:h text:style-name="P64" text:outline-level="2"><text:span text:style-name="T42">E</text:span><text:span text:style-name="T40">ks</text:span><text:span text:style-name="T42">egetisk layout</text:span></text:h>
      <text:p text:style-name="Standard">Paratext understøtter ikke eksegetisk layout. <text:span text:style-name="T44">Der</text:span> skal derfor benytte<text:span text:style-name="T44">s</text:span> en speciel kode som Paratext ikke umiddelbart forstår. <text:span text:style-name="T42">Det er muligt med en speciel fil at konfigurere Paratext så </text:span><text:span text:style-name="T41">koderne ikke ser alt for fremmedartede ud</text:span><text:span text:style-name="T42">. Spørg Claus.</text:span></text:p>
      <text:p text:style-name="Standard"/>
      <text:p text:style-name="Standard">Niveauet for eksegetisk layout angives omgivet af <text:span text:style-name="T26">\zei</text:span> og <text:span text:style-name="T26">\zei*</text:span>. For eksempel således:</text:p>
      <text:p text:style-name="Standard"/>
      <text:p text:style-name="P45"><text:span text:style-name="T41">\zei </text:span>0<text:span text:style-name="T41">\zei*</text:span> <text:span text:style-name="T41">\</text:span>v 1 Hendes svigermor No'omi sagde nu til hende: </text:p>
      <text:p text:style-name="P45"><text:span text:style-name="T41">\zei </text:span>2<text:span text:style-name="T41">\zei* »</text:span>Min datter, <text:span text:style-name="T41">\zei </text:span>4<text:span text:style-name="T41">\zei*</text:span> mon ikke jeg skulle sørge for et hjem til dig, <text:span text:style-name="T41">\zei </text:span>5<text:span text:style-name="T41">\zei*</text:span> så det må gå dig godt?<text:span text:style-name="T41">«</text:span> </text:p>
      <text:p text:style-name="P29"/>
      <text:p text:style-name="P29">Dette er en erstatning for den gamle kode:</text:p>
      <text:p text:style-name="P29"/>
      <text:p text:style-name="GammelAtSkrive">//0 v1 Hendes svigermor No'omi sagde nu til hende: //2 &gt;&gt;Min datter, //4 mon ikke jeg skulle sørge for et hjem til dig, //5 så det må gå dig godt?&lt;&lt; </text:p>
      <text:p text:style-name="Standard"/>
      <text:h text:style-name="P65" text:outline-level="2">Tilføjelser</text:h>
      <text:p text:style-name="P48">Hvis man ønsker at angive at et dansk ord er tilføjet til teksten, kan ordet skrives mellem kommandoerne <text:span text:style-name="T26">\add</text:span> og <text:span text:style-name="T26">\add*</text:span>, men for tiden bruger vi kun dette ganske sporad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1"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melAtSkrive" style:family="paragraph" style:parent-style-name="AtSkrive">
      <loext:graphic-properties draw:fill="solid" draw:fill-color="#cccccc"/>
      <style:paragraph-properties fo:background-color="#ccccc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s Tøndering</meta:initial-creator>
    <meta:creation-date>2016-03-04T11:56:33.678030013</meta:creation-date>
    <dc:date>2024-09-26T15:33:48.148677038</dc:date>
    <meta:editing-duration>PT8H2M15S</meta:editing-duration>
    <meta:editing-cycles>28</meta:editing-cycles>
    <meta:generator>LibreOffice/24.2.5.2$Linux_X86_64 LibreOffice_project/420$Build-2</meta:generator>
    <meta:document-statistic meta:table-count="1" meta:image-count="0" meta:object-count="0" meta:page-count="7" meta:paragraph-count="183" meta:word-count="1568" meta:character-count="9089" meta:non-whitespace-character-count="7684"/>
  </office:meta>
</office:document-meta>
</file>